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18" calcext:value-type="float">
            <text:p>118</text:p>
          </table:table-cell>
          <table:table-cell office:value-type="float" office:value="204" calcext:value-type="float">
            <text:p>20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239" calcext:value-type="float">
            <text:p>239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5" calcext:value-type="float">
            <text:p>155</text:p>
          </table:table-cell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77" calcext:value-type="float">
            <text:p>7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39" calcext:value-type="float">
            <text:p>39</text:p>
          </table:table-cell>
          <table:table-cell office:value-type="float" office:value="175" calcext:value-type="float">
            <text:p>17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215" calcext:value-type="float">
            <text:p>215</text:p>
          </table:table-cell>
          <table:table-cell office:value-type="float" office:value="126" calcext:value-type="float">
            <text:p>12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248" calcext:value-type="float">
            <text:p>248</text:p>
          </table:table-cell>
          <table:table-cell office:value-type="float" office:value="209" calcext:value-type="float">
            <text:p>20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239" calcext:value-type="float">
            <text:p>239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237" calcext:value-type="float">
            <text:p>237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63" calcext:value-type="float">
            <text:p>6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91" calcext:value-type="float">
            <text:p>19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239" calcext:value-type="float">
            <text:p>239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254" calcext:value-type="float">
            <text:p>254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191" calcext:value-type="float">
            <text:p>19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3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248" calcext:value-type="float">
            <text:p>248</text:p>
          </table:table-cell>
          <table:table-cell office:value-type="float" office:value="85" calcext:value-type="float">
            <text:p>8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1" calcext:value-type="float">
            <text:p>25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63" calcext:value-type="float">
            <text:p>63</text:p>
          </table:table-cell>
          <table:table-cell office:value-type="float" office:value="187" calcext:value-type="float">
            <text:p>18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175" calcext:value-type="float">
            <text:p>17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238" calcext:value-type="float">
            <text:p>238</text:p>
          </table:table-cell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99" calcext:value-type="float">
            <text:p>99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3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46" calcext:value-type="float">
            <text:p>246</text:p>
          </table:table-cell>
          <table:table-cell office:value-type="float" office:value="197" calcext:value-type="float">
            <text:p>19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251" calcext:value-type="float">
            <text:p>251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11" calcext:value-type="float">
            <text:p>111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237" calcext:value-type="float">
            <text:p>237</text:p>
          </table:table-cell>
          <table:table-cell office:value-type="float" office:value="186" calcext:value-type="float">
            <text:p>1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232" calcext:value-type="float">
            <text:p>232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3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19" calcext:value-type="float">
            <text:p>219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216" calcext:value-type="float">
            <text:p>2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207" calcext:value-type="float">
            <text:p>20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49" calcext:value-type="float">
            <text:p>49</text:p>
          </table:table-cell>
          <table:table-cell office:value-type="float" office:value="247" calcext:value-type="float">
            <text:p>2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47" calcext:value-type="float">
            <text:p>247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52" calcext:value-type="float">
            <text:p>15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22:04:19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22:11:44.218000000</meta:creation-date>
    <meta:editing-duration>PT7M35S</meta:editing-duration>
    <meta:editing-cycles>2</meta:editing-cycles>
    <meta:generator>LibreOffice/6.3.3.2$Windows_X86_64 LibreOffice_project/a64200df03143b798afd1ec74a12ab50359878ed</meta:generator>
    <dc:date>2020-04-16T22:11:54.733000000</dc:date>
    <meta:document-statistic meta:table-count="1" meta:cell-count="898" meta:object-count="0"/>
  </office:meta>
</office:document-meta>
</file>